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5.666cm"/>
    </style:style>
    <style:style style:name="co3" style:family="table-column">
      <style:table-column-properties fo:break-before="auto" style:column-width="5.699cm"/>
    </style:style>
    <style:style style:name="co4" style:family="table-column">
      <style:table-column-properties fo:break-before="auto" style:column-width="5.969cm"/>
    </style:style>
    <style:style style:name="co5" style:family="table-column">
      <style:table-column-properties fo:break-before="auto" style:column-width="4.921cm"/>
    </style:style>
    <style:style style:name="co6" style:family="table-column">
      <style:table-column-properties fo:break-before="auto" style:column-width="7.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5cm" fo:break-before="auto" style:use-optimal-row-height="true"/>
    </style:style>
    <style:style style:name="ro3" style:family="table-row">
      <style:table-row-properties style:row-height="0.647cm" fo:break-before="auto" style:use-optimal-row-height="false"/>
    </style:style>
    <style:style style:name="ro4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dde8cb" fo:wrap-option="wrap"/>
    </style:style>
    <style:style style:name="ce6" style:family="table-cell" style:parent-style-name="Default">
      <style:table-cell-properties fo:background-color="#ffd7d7" fo:wrap-option="wrap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L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3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esult link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Response variable from paper</text:p>
          </table:table-cell>
          <table:table-cell office:value-type="string" calcext:value-type="string">
            <text:p>Paper link</text:p>
          </table:table-cell>
          <table:table-cell office:value-type="string" calcext:value-type="string">
            <text:p>Paper II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GSE48023</text:p>
          </table:table-cell>
          <table:table-cell table:style-name="ce1" office:value-type="string" calcext:value-type="string">
            <text:p>A/Brisbane/10/2007 <text:s/></text:p>
          </table:table-cell>
          <table:table-cell table:style-name="ce1" office:value-type="string" calcext:value-type="string">
            <text:p>nAb.D14</text:p>
          </table:table-cell>
          <table:table-cell table:style-name="ce1" office:value-type="string" calcext:value-type="string">
            <text:p><text:s/>immage</text:p>
          </table:table-cell>
          <table:table-cell table:style-name="ce5" office:value-type="string" calcext:value-type="string">
            <text:p><text:a xlink:href="../../code/export/GSE48023.SDY1276_A_Brisbane_10_2007_nAb.D14_analysis.html" xlink:type="simple">/home/yonatan/Documents/projects/vaccines/code/export/GSE48023.SDY1276_A_Brisbane_10_2007_nAb.D14_analysis.html</text:a></text:p>
          </table:table-cell>
          <table:table-cell table:style-name="ce5" office:value-type="string" calcext:value-type="string">
            <text:p>Influenza</text:p>
          </table:table-cell>
          <table:table-cell table:style-name="ce1"/>
          <table:table-cell table:style-name="ce1" office:value-type="string" calcext:value-type="string">
            <text:p><text:a xlink:href="https://www.ncbi.nlm.nih.gov/pmc/articles/PMC3068032/" xlink:type="simple">https://www.ncbi.nlm.nih.gov/pmc/articles/PMC3068032/</text:a>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<text:s/>GSE48023</text:p>
          </table:table-cell>
          <table:table-cell office:value-type="string" calcext:value-type="string">
            <text:p>A/Brisbane/59/2007 <text:s/></text:p>
          </table:table-cell>
          <table:table-cell office:value-type="string" calcext:value-type="string">
            <text:p>nAb.D14</text:p>
          </table:table-cell>
          <table:table-cell office:value-type="string" calcext:value-type="string">
            <text:p><text:s/>both weak, maybe immage <text:s text:c="9"/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GSE48023</text:p>
          </table:table-cell>
          <table:table-cell table:style-name="ce1" office:value-type="string" calcext:value-type="string">
            <text:p>B/Florida/4/2006 <text:s text:c="3"/></text:p>
          </table:table-cell>
          <table:table-cell table:style-name="ce1" office:value-type="string" calcext:value-type="string">
            <text:p>nAb.D14</text:p>
          </table:table-cell>
          <table:table-cell table:style-name="ce1" office:value-type="string" calcext:value-type="string">
            <text:p><text:s/>immage </text:p>
          </table:table-cell>
          <table:table-cell table:style-name="ce5" office:value-type="string" calcext:value-type="string">
            <text:p><text:a xlink:href="../../code/export/GSE48023.SDY1276_B_Florida_4_2006_nAb.D14_analysis.html" xlink:type="simple">/home/yonatan/Documents/projects/vaccines/code/export/GSE48023.SDY1276_B_Florida_4_2006_nAb.D14_analysis.html</text:a></text:p>
          </table:table-cell>
          <table:table-cell table:style-name="ce5"/>
          <table:table-cell table:style-name="ce1"/>
          <table:table-cell table:style-name="ce1" office:value-type="string" calcext:value-type="string">
            <text:p><text:s text:c="27"/>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<text:s text:c="18"/></text:p>
          </table:table-cell>
          <table:table-cell table:number-columns-repeated="2"/>
          <table:table-cell office:value-type="string" calcext:value-type="string">
            <text:p><text:s text:c="23"/></text:p>
          </table:table-cell>
          <table:table-cell table:number-columns-repeated="3"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GSE41080</text:p>
          </table:table-cell>
          <table:table-cell office:value-type="string" calcext:value-type="string">
            <text:p>A/Brisbane/10/2007 <text:s/></text:p>
          </table:table-cell>
          <table:table-cell/>
          <table:table-cell office:value-type="string" calcext:value-type="string">
            <text:p><text:s/>maybe age 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HAI day 28</text:p>
          </table:table-cell>
          <table:table-cell office:value-type="string" calcext:value-type="string">
            <text:p><text:a xlink:href="https://pubmed.ncbi.nlm.nih.gov/21357945/" xlink:type="simple">https://pubmed.ncbi.nlm.nih.gov/21357945/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GSE41080</text:p>
          </table:table-cell>
          <table:table-cell office:value-type="string" calcext:value-type="string">
            <text:p>A/Brisbane/59/2007 <text:s/></text:p>
          </table:table-cell>
          <table:table-cell/>
          <table:table-cell office:value-type="string" calcext:value-type="string">
            <text:p><text:s/>age </text:p>
          </table:table-cell>
          <table:table-cell table:number-columns-repeated="3"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 text:c="18"/></text:p>
          </table:table-cell>
          <table:table-cell table:number-columns-repeated="2"/>
          <table:table-cell office:value-type="string" calcext:value-type="string">
            <text:p><text:s text:c="23"/></text:p>
          </table:table-cell>
          <table:table-cell table:number-columns-repeated="3"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GSE48018</text:p>
          </table:table-cell>
          <table:table-cell office:value-type="string" calcext:value-type="string">
            <text:p>A/Brisbane/10/2007 <text:s/></text:p>
          </table:table-cell>
          <table:table-cell office:value-type="string" calcext:value-type="string">
            <text:p>nAb.D28</text:p>
          </table:table-cell>
          <table:table-cell office:value-type="string" calcext:value-type="string">
            <text:p><text:s/>all bad <text:s text:c="14"/>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Day 14</text:p>
          </table:table-cell>
          <table:table-cell office:value-type="string" calcext:value-type="string">
            <text:p><text:a xlink:href="https://pubmed.ncbi.nlm.nih.gov/23878721/" xlink:type="simple">https://pubmed.ncbi.nlm.nih.gov/23878721/</text:a>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/>GSE48018</text:p>
          </table:table-cell>
          <table:table-cell table:style-name="ce1" office:value-type="string" calcext:value-type="string">
            <text:p>A/Brisbane/59/2007 <text:s/></text:p>
          </table:table-cell>
          <table:table-cell table:style-name="ce1" office:value-type="string" calcext:value-type="string">
            <text:p>nAb.D28/nAb.FC</text:p>
          </table:table-cell>
          <table:table-cell table:style-name="ce1" office:value-type="string" calcext:value-type="string">
            <text:p>all bad, immage maybe better</text:p>
          </table:table-cell>
          <table:table-cell table:style-name="ce5" office:value-type="string" calcext:value-type="string">
            <text:p><text:a xlink:href="../../code/export/GSE48018.SDY1276_A_Brisbane_59_2007_nAb.D28_analysis.html" xlink:type="simple">/home/yonatan/Documents/projects/vaccines/code/export/GSE48018.SDY1276_A_Brisbane_59_2007_nAb.D28_analysis.html</text:a></text:p>
          </table:table-cell>
          <table:table-cell table:style-name="ce5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<text:s/>GSE48018</text:p>
          </table:table-cell>
          <table:table-cell table:style-name="ce1" office:value-type="string" calcext:value-type="string">
            <text:p>B/Florida/4/2006</text:p>
          </table:table-cell>
          <table:table-cell table:style-name="ce1" office:value-type="string" calcext:value-type="string">
            <text:p>nAb.FC</text:p>
          </table:table-cell>
          <table:table-cell table:style-name="ce1" office:value-type="string" calcext:value-type="string">
            <text:p>maybe immage</text:p>
          </table:table-cell>
          <table:table-cell table:style-name="ce5" office:value-type="string" calcext:value-type="string">
            <text:p><text:a xlink:href="../../code/export/GSE48018.SDY1276_B_Florida_4_2006_nAb.FC_analysis.html" xlink:type="simple">/home/yonatan/Documents/projects/vaccines/code/export/GSE48018.SDY1276_B_Florida_4_2006_nAb.FC_analysis.html</text:a></text:p>
          </table:table-cell>
          <table:table-cell table:style-name="ce5"/>
          <table:table-cell table:style-name="ce1" table:number-columns-repeated="1018"/>
        </table:table-row>
        <table:table-row table:style-name="ro1">
          <table:table-cell office:value-type="string" calcext:value-type="string">
            <text:p><text:s text:c="18"/></text:p>
          </table:table-cell>
          <table:table-cell table:number-columns-repeated="2"/>
          <table:table-cell office:value-type="string" calcext:value-type="string">
            <text:p><text:s text:c="23"/></text:p>
          </table:table-cell>
          <table:table-cell table:number-columns-repeated="3"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DY67 <text:s text:c="11"/></text:p>
          </table:table-cell>
          <table:table-cell office:value-type="string" calcext:value-type="string">
            <text:p>A/California/7/2009 </text:p>
          </table:table-cell>
          <table:table-cell office:value-type="string" calcext:value-type="string">
            <text:p>nAb.D28</text:p>
          </table:table-cell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Day 28 and FC, also HAI</text:p>
          </table:table-cell>
          <table:table-cell office:value-type="string" calcext:value-type="string">
            <text:p><text:a xlink:href="https://pubmed.ncbi.nlm.nih.gov/25816015/" xlink:type="simple">https://pubmed.ncbi.nlm.nih.gov/25816015/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 text:c="18"/></text:p>
          </table:table-cell>
          <table:table-cell table:number-columns-repeated="4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SE13699</text:p>
          </table:table-cell>
          <table:table-cell table:style-name="ce1" office:value-type="string" calcext:value-type="string">
            <text:p>Yellow Fever</text:p>
          </table:table-cell>
          <table:table-cell table:style-name="ce1" office:value-type="string" calcext:value-type="string">
            <text:p>D28</text:p>
          </table:table-cell>
          <table:table-cell table:style-name="ce1" office:value-type="string" calcext:value-type="string">
            <text:p>immage, but low N=14</text:p>
          </table:table-cell>
          <table:table-cell table:style-name="ce5" office:value-type="string" calcext:value-type="string">
            <text:p><text:a xlink:href="../../code/export/GSE13699.SDY1289_Yellow_Fever_D28_analysis.html" xlink:type="simple">/home/yonatan/Documents/projects/vaccines/code/export/GSE13699.SDY1289_Yellow_Fever_D28_analysis.html</text:a></text:p>
          </table:table-cell>
          <table:table-cell table:style-name="ce5" office:value-type="string" calcext:value-type="string">
            <text:p>Covid-19</text:p>
          </table:table-cell>
          <table:table-cell table:style-name="ce1" office:value-type="string" calcext:value-type="string">
            <text:p>Day 28 looks strongest</text:p>
          </table:table-cell>
          <table:table-cell table:style-name="ce1" office:value-type="string" calcext:value-type="string">
            <text:p><text:a xlink:href="https://rupress.org/jem/article/205/13/3119/47167/Yellow-fever-vaccine-induces-integrated" xlink:type="simple">https://rupress.org/jem/article/205/13/3119/47167/Yellow-fever-vaccine-induces-integrated</text:a>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GSE47353</text:p>
          </table:table-cell>
          <table:table-cell table:style-name="ce1" office:value-type="string" calcext:value-type="string">
            <text:p>A/Brisbane/59/2007</text:p>
          </table:table-cell>
          <table:table-cell table:style-name="ce1" office:value-type="string" calcext:value-type="string">
            <text:p>D70.nAb</text:p>
          </table:table-cell>
          <table:table-cell table:style-name="ce1" office:value-type="string" calcext:value-type="string">
            <text:p>Both &gt; age &gt;? immage</text:p>
          </table:table-cell>
          <table:table-cell table:style-name="ce5" office:value-type="string" calcext:value-type="string">
            <text:p><text:a xlink:href="../../code/export/GSE47353.SDY80_A_Brisbane_59_2007_D70.nAb_analysis.html" xlink:type="simple">/home/yonatan/Documents/projects/vaccines/code/export/GSE47353.SDY80_A_Brisbane_59_2007_D70.nAb_analysis.html</text:a></text:p>
          </table:table-cell>
          <table:table-cell table:style-name="ce5" office:value-type="string" calcext:value-type="string">
            <text:p>Influenza</text:p>
          </table:table-cell>
          <table:table-cell table:style-name="ce1" office:value-type="string" calcext:value-type="string">
            <text:p>HAI day 21</text:p>
          </table:table-cell>
          <table:table-cell table:style-name="ce1" office:value-type="string" calcext:value-type="string">
            <text:p><text:a xlink:href="https://www.ncbi.nlm.nih.gov/pmc/articles/PMC3728595/" xlink:type="simple">https://www.ncbi.nlm.nih.gov/pmc/articles/PMC3728595/</text:a>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GSE47353</text:p>
          </table:table-cell>
          <table:table-cell table:style-name="ce1" office:value-type="string" calcext:value-type="string">
            <text:p>A/Brisbane/59/2007</text:p>
          </table:table-cell>
          <table:table-cell table:style-name="ce1" office:value-type="string" calcext:value-type="string">
            <text:p>FC.D70.nAb</text:p>
          </table:table-cell>
          <table:table-cell table:style-name="ce1" office:value-type="string" calcext:value-type="string">
            <text:p>Immage &gt; Both &gt; age </text:p>
          </table:table-cell>
          <table:table-cell table:style-name="ce5" office:value-type="string" calcext:value-type="string">
            <text:p><text:a xlink:href="../../code/export/GSE47353.SDY80_A_Brisbane_59_2007_FC.D70.nAb_analysis.html" xlink:type="simple">/home/yonatan/Documents/projects/vaccines/code/export/GSE47353.SDY80_A_Brisbane_59_2007_FC.D70.nAb_analysis.html</text:a></text:p>
          </table:table-cell>
          <table:table-cell table:style-name="ce5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GSE47353</text:p>
          </table:table-cell>
          <table:table-cell table:style-name="ce1" office:value-type="string" calcext:value-type="string">
            <text:p>A/Uruguay/716/2007</text:p>
          </table:table-cell>
          <table:table-cell table:style-name="ce1" office:value-type="string" calcext:value-type="string">
            <text:p>D70.nAb</text:p>
          </table:table-cell>
          <table:table-cell table:style-name="ce1" office:value-type="string" calcext:value-type="string">
            <text:p>both bad, bivariate maybe better?</text:p>
          </table:table-cell>
          <table:table-cell table:style-name="ce5" office:value-type="string" calcext:value-type="string">
            <text:p><text:a xlink:href="../../code/export/GSE47353.SDY80_A_Uruguay_716_2007_D70.nAb_analysis.html" xlink:type="simple">/home/yonatan/Documents/projects/vaccines/code/export/GSE47353.SDY80_A_Uruguay_716_2007_D70.nAb_analysis.html</text:a></text:p>
          </table:table-cell>
          <table:table-cell table:style-name="ce5"/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A/California/7/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both good, low N=18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HAI day 28</text:p>
          </table:table-cell>
          <table:table-cell office:value-type="string" calcext:value-type="string">
            <text:p><text:a xlink:href="https://www.aging-us.com/article/100720/text" xlink:type="simple">https://www.aging-us.com/article/100720/tex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A_Perth_16_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both good, low N=1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GSE59654</text:span>.SDY404</text:p>
          </table:table-cell>
          <table:table-cell office:value-type="string" calcext:value-type="string">
            <text:p>B_Brisbane_60_2008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<text:span text:style-name="T1">Influenza</text:span></text:p>
            <text:p><text:span text:style-name="T1"/></text:p>
            <text:p>same sudy as GSE59635 above</text:p>
            <text:p>Three separate datasets: SDY180, 404, 520</text:p>
          </table:table-cell>
          <table:table-cell office:value-type="string" calcext:value-type="string">
            <text:p>HAI day 28</text:p>
          </table:table-cell>
          <table:table-cell office:value-type="string" calcext:value-type="string">
            <text:p><text:a xlink:href="https://www.aging-us.com/article/100720/text" xlink:type="simple">https://www.aging-us.com/article/100720/tex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GSE59654</text:span>.SDY404</text:p>
          </table:table-cell>
          <table:table-cell office:value-type="string" calcext:value-type="string">
            <text:p>A_California_7_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both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GSE59654</text:span>.SDY520</text:p>
          </table:table-cell>
          <table:table-cell office:value-type="string" calcext:value-type="string">
            <text:p>A_California_7_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ag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59743</text:p>
          </table:table-cell>
          <table:table-cell office:value-type="string" calcext:value-type="string">
            <text:p>A/California/7/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they used FC HAI from day 28</text:p>
          </table:table-cell>
          <table:table-cell office:value-type="string" calcext:value-type="string">
            <text:p><text:a xlink:href="https://academic.oup.com/bioinformatics/article/33/14/i208/3953975?login=true" xlink:type="simple">https://academic.oup.com/bioinformatics/article/33/14/i208/3953975?login=true</text:a>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DY296</text:p>
          </table:table-cell>
          <table:table-cell office:value-type="string" calcext:value-type="string">
            <text:p>A/California/7/2009 </text:p>
          </table:table-cell>
          <table:table-cell office:value-type="string" calcext:value-type="string">
            <text:p>FC.nAb/ D28.nAb</text:p>
          </table:table-cell>
          <table:table-cell office:value-type="string" calcext:value-type="string">
            <text:p>age</text:p>
          </table:table-cell>
          <table:table-cell table:number-columns-repeated="2"/>
          <table:table-cell office:value-type="string" calcext:value-type="string">
            <text:p>Day 28 and FC</text:p>
          </table:table-cell>
          <table:table-cell office:value-type="string" calcext:value-type="string">
            <text:p>no dataset and paper onl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Y296</text:p>
          </table:table-cell>
          <table:table-cell office:value-type="string" calcext:value-type="string">
            <text:p>A_Perth_16_2009</text:p>
          </table:table-cell>
          <table:table-cell office:value-type="string" calcext:value-type="string">
            <text:p>FC.nAb/ D28.nAb</text:p>
          </table:table-cell>
          <table:table-cell office:value-type="string" calcext:value-type="string">
            <text:p>ag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DY89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Hep B</text:p>
          </table:table-cell>
          <table:table-cell office:value-type="string" calcext:value-type="string">
            <text:p>Day 28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65834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Hep B</text:p>
          </table:table-cell>
          <table:table-cell office:value-type="string" calcext:value-type="string">
            <text:p>Day 7 and FC</text:p>
          </table:table-cell>
          <table:table-cell office:value-type="string" calcext:value-type="string">
            <text:p><text:a xlink:href="https://www.ncbi.nlm.nih.gov/pmc/articles/PMC4729923/" xlink:type="simple">https://www.ncbi.nlm.nih.gov/pmc/articles/PMC4729923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79396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Herpes</text:p>
          </table:table-cell>
          <table:table-cell office:value-type="string" calcext:value-type="string">
            <text:p>Day 28 and FC</text:p>
          </table:table-cell>
          <table:table-cell table:style-name="ce7" office:value-type="string" calcext:value-type="string">
            <text:p><text:a xlink:href="https://www.sciencedirect.com/science/article/pii/S0092867417304774?via%3Dihub" xlink:type="simple">https://www.sciencedirect.com/science/article/pii/S0092867417304774?via%3Dihub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82152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YF</text:p>
          </table:table-cell>
          <table:table-cell office:value-type="string" calcext:value-type="string">
            <text:p>Day 28 and FC</text:p>
          </table:table-cell>
          <table:table-cell office:value-type="string" calcext:value-type="string">
            <text:p><text:a xlink:href="https://www.ncbi.nlm.nih.gov/pmc/articles/PMC6681914/" xlink:type="simple">https://www.ncbi.nlm.nih.gov/pmc/articles/PMC6681914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Y1325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meningitis</text:p>
          </table:table-cell>
          <table:table-cell office:value-type="string" calcext:value-type="string">
            <text:p>Day 28 and FC</text:p>
          </table:table-cell>
          <table:table-cell office:value-type="string" calcext:value-type="string">
            <text:p><text:a xlink:href="https://genomemedicine.biomedcentral.com/articles/10.1186/s13073-017-0400-x" xlink:type="simple">https://genomemedicine.biomedcentral.com/articles/10.1186/s13073-017-0400-x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45735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Day 70 nAb titer, they used FC</text:p>
          </table:table-cell>
          <table:table-cell office:value-type="string" calcext:value-type="string">
            <text:p><text:a xlink:href="https://www.sciencedirect.com/science/article/pii/S0092867414004061?via%3Dihub#fig1" xlink:type="simple">https://www.sciencedirect.com/science/article/pii/S0092867414004061?via%3Dihub#fig1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48023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they used day 14, hav both nAb and HAI</text:p>
          </table:table-cell>
          <table:table-cell office:value-type="string" calcext:value-type="string">
            <text:p><text:a xlink:href="https://www.ncbi.nlm.nih.gov/pmc/articles/PMC3713456/" xlink:type="simple">https://www.ncbi.nlm.nih.gov/pmc/articles/PMC3713456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GSE52245</text:p>
          </table:table-cell>
          <table:table-cell table:style-name="ce2" table:number-columns-repeated="3"/>
          <table:table-cell table:style-name="ce6"/>
          <table:table-cell table:style-name="ce6" office:value-type="string" calcext:value-type="string">
            <text:p>Meningococ, two different vaccines, 17 and 13 subjects each. Different response to each for IgG. </text:p>
            <text:p>Also several measures – several IgGs and IgM</text:p>
          </table:table-cell>
          <table:table-cell table:style-name="ce2" office:value-type="string" calcext:value-type="string">
            <text:p>Day 30</text:p>
          </table:table-cell>
          <table:table-cell table:style-name="ce2" office:value-type="string" calcext:value-type="string">
            <text:p><text:a xlink:href="https://www.ncbi.nlm.nih.gov/pmc/articles/PMC3946932/" xlink:type="simple">https://www.ncbi.nlm.nih.gov/pmc/articles/PMC3946932/</text:a></text:p>
          </table:table-cell>
          <table:table-cell table:style-name="ce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125921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only day 84 </text:p>
          </table:table-cell>
          <table:table-cell office:value-type="string" calcext:value-type="string">
            <text:p><text:a xlink:href="https://www.ncbi.nlm.nih.gov/pmc/articles/PMC6750738/" xlink:type="simple">https://www.ncbi.nlm.nih.gov/pmc/articles/PMC6750738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string" calcext:value-type="string">
            <text:p>GSE190001</text:p>
          </table:table-cell>
          <table:table-cell table:style-name="ce2" table:number-columns-repeated="3"/>
          <table:table-cell table:style-name="ce6"/>
          <table:table-cell table:style-name="ce6" office:value-type="string" calcext:value-type="string">
            <text:p>Covid-19, different measures appear in the "Strain" column</text:p>
          </table:table-cell>
          <table:table-cell table:style-name="ce2" office:value-type="string" calcext:value-type="string">
            <text:p>paper mentions day 14 mostly</text:p>
          </table:table-cell>
          <table:table-cell table:style-name="ce2" office:value-type="string" calcext:value-type="string">
            <text:p><text:a xlink:href="https://www.ncbi.nlm.nih.gov/pmc/articles/PMC9651857/?" xlink:type="simple">https://www.ncbi.nlm.nih.gov/pmc/articles/PMC9651857/?</text:a></text:p>
          </table:table-cell>
          <table:table-cell table:style-name="ce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201533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Covid-19</text:p>
          </table:table-cell>
          <table:table-cell office:value-type="string" calcext:value-type="string">
            <text:p>days in the paper not matching days in dataset</text:p>
          </table:table-cell>
          <table:table-cell office:value-type="string" calcext:value-type="string">
            <text:p><text:a xlink:href="https://www.ncbi.nlm.nih.gov/pmc/articles/PMC9516861/" xlink:type="simple">https://www.ncbi.nlm.nih.gov/pmc/articles/PMC9516861/</text:a></text:p>
          </table:table-cell>
          <table:table-cell office:value-type="string" calcext:value-type="string">
            <text:p><text:a xlink:href="https://www.sciencedirect.com/science/article/pii/S2589004222007441?via%3Dihub#sec2" xlink:type="simple">https://www.sciencedirect.com/science/article/pii/S2589004222007441?via%3Dihub#sec2</text:a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169159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all but three responded</text:p>
          </table:table-cell>
          <table:table-cell office:value-type="string" calcext:value-type="string">
            <text:p>Day 42 looks strongest</text:p>
          </table:table-cell>
          <table:table-cell office:value-type="string" calcext:value-type="string">
            <text:p><text:a xlink:href="https://www.ncbi.nlm.nih.gov/pmc/articles/PMC8761119/" xlink:type="simple">https://www.ncbi.nlm.nih.gov/pmc/articles/PMC8761119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13485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 table:number-columns-repeated="2"/>
          <table:table-cell office:value-type="string" calcext:value-type="string">
            <text:p>Day 60 looks strongest</text:p>
          </table:table-cell>
          <table:table-cell office:value-type="string" calcext:value-type="string">
            <text:p><text:a xlink:href="https://www.ncbi.nlm.nih.gov/pmc/articles/PMC4049462/" xlink:type="simple">https://www.ncbi.nlm.nih.gov/pmc/articles/PMC4049462/</text:a></text:p>
          </table:table-cell>
          <table:table-cell table:number-columns-repeated="101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3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5:50:05.791000924</meta:creation-date>
    <dc:date>2024-03-27T14:08:05.420840123</dc:date>
    <meta:editing-duration>PT5H4M9S</meta:editing-duration>
    <meta:editing-cycles>31</meta:editing-cycles>
    <meta:generator>LibreOffice/7.3.7.2$Linux_X86_64 LibreOffice_project/30$Build-2</meta:generator>
    <meta:document-statistic meta:table-count="1" meta:cell-count="203" meta:object-count="0"/>
  </office:meta>
</office:document-meta>
</file>